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ов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2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4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5;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8; 9; 1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0; 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10; 12; 13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2">
            <text:p>15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Н.В. Серёгина</dc:creator>
    <meta:creation-date>2022-07-26T06:42:39Z</meta:creation-date>
    <dc:date>2023-02-14T16:23:24Z</dc:date>
  </office:meta>
</office:document-meta>
</file>